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automatic-styles>
    <style:style style:name="dp1" style:family="drawing-page"/>
    <style:style style:name="gr1" style:family="graphic" style:parent-style-name="objectwithoutfill">
      <style:graphic-properties svg:stroke-color="#000000" draw:fill="none"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3" style:family="graphic" style:parent-style-name="objectwithoutfill">
      <style:graphic-properties svg:stroke-color="#000000" draw:marker-end="Arrowheads_20_1" draw:marker-end-width="0.3cm" draw:fill="none" draw:textarea-vertical-align="middle"/>
    </style:style>
    <style:style style:name="gr4" style:family="graphic" style:parent-style-name="objectwithoutfill">
      <style:graphic-properties svg:stroke-color="#000000" draw:marker-end="Arrowheads_20_2" draw:marker-end-width="0.3cm" draw:fill="none" draw:textarea-vertical-align="middle"/>
    </style:style>
    <style:style style:name="gr5" style:family="graphic" style:parent-style-name="standard">
      <style:graphic-properties draw:stroke="none" svg:stroke-color="#000000" draw:fill="solid" draw:fill-color="#000000" draw:textarea-horizontal-align="left" draw:textarea-vertical-align="middle" draw:auto-grow-height="true" draw:auto-grow-width="false" fo:min-height="1.928cm" fo:min-width="0cm" draw:shadow="hidden"/>
      <style:paragraph-properties style:writing-mode="lr-tb"/>
    </style:style>
    <style:style style:name="P1" style:family="paragraph">
      <loext:graphic-properties draw:fill="none"/>
      <style:paragraph-properties fo:text-align="center"/>
    </style:style>
    <style:style style:name="P2" style:family="paragraph">
      <style:text-properties fo:font-size="12pt"/>
    </style:style>
    <style:style style:name="P3" style:family="paragraph">
      <loext:graphic-properties draw:fill="none" draw:fill-color="#ffffff"/>
      <style:text-properties fo:font-size="12pt"/>
    </style:style>
    <style:style style:name="P4" style:family="paragraph">
      <style:text-properties fo:font-size="22pt"/>
    </style:style>
    <style:style style:name="P5" style:family="paragraph">
      <loext:graphic-properties draw:fill="none" draw:fill-color="#ffffff"/>
      <style:text-properties fo:font-size="22pt"/>
    </style:style>
    <style:style style:name="P6" style:family="paragraph">
      <loext:graphic-properties draw:fill="solid" draw:fill-color="#000000"/>
      <style:paragraph-properties fo:text-align="center"/>
      <style:text-properties fo:font-size="22pt"/>
    </style:style>
    <style:style style:name="P7" style:family="paragraph">
      <style:text-properties fo:font-size="10pt"/>
    </style:style>
    <style:style style:name="P8" style:family="paragraph">
      <loext:graphic-properties draw:fill="none" draw:fill-color="#ffffff"/>
      <style:text-properties fo:font-size="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7.427cm" svg:y1="3.222cm" svg:x2="7.427cm" svg:y2="10.525cm">
          <text:p/>
        </draw:line>
        <draw:line draw:style-name="gr1" draw:text-style-name="P1" draw:layer="layout" svg:x1="13.527cm" svg:y1="3.223cm" svg:x2="13.527cm" svg:y2="10.526cm">
          <text:p/>
        </draw:line>
        <draw:frame draw:style-name="gr2" draw:text-style-name="P3" draw:layer="layout" svg:width="0.739cm" svg:height="0.725cm" svg:x="13.579cm" svg:y="3.083cm">
          <draw:text-box>
            <text:p text:style-name="P2">0</text:p>
          </draw:text-box>
        </draw:frame>
        <draw:frame draw:style-name="gr2" draw:text-style-name="P3" draw:layer="layout" svg:width="0.976cm" svg:height="0.725cm" svg:x="13.58cm" svg:y="3.984cm">
          <draw:text-box>
            <text:p text:style-name="P2">50</text:p>
          </draw:text-box>
        </draw:frame>
        <draw:frame draw:style-name="gr2" draw:text-style-name="P3" draw:layer="layout" svg:width="1.213cm" svg:height="0.725cm" svg:x="13.58cm" svg:y="4.985cm">
          <draw:text-box>
            <text:p text:style-name="P2">100</text:p>
          </draw:text-box>
        </draw:frame>
        <draw:frame draw:style-name="gr2" draw:text-style-name="P3" draw:layer="layout" svg:width="1.213cm" svg:height="0.725cm" svg:x="13.581cm" svg:y="5.986cm">
          <draw:text-box>
            <text:p text:style-name="P2">150</text:p>
          </draw:text-box>
        </draw:frame>
        <draw:frame draw:style-name="gr2" draw:text-style-name="P3" draw:layer="layout" svg:width="1.213cm" svg:height="0.725cm" svg:x="13.582cm" svg:y="6.887cm">
          <draw:text-box>
            <text:p text:style-name="P2">200</text:p>
          </draw:text-box>
        </draw:frame>
        <draw:frame draw:style-name="gr2" draw:text-style-name="P3" draw:layer="layout" svg:width="1.213cm" svg:height="0.725cm" svg:x="13.583cm" svg:y="7.788cm">
          <draw:text-box>
            <text:p text:style-name="P2">250</text:p>
          </draw:text-box>
        </draw:frame>
        <draw:frame draw:style-name="gr2" draw:text-style-name="P3" draw:layer="layout" svg:width="1.213cm" svg:height="0.725cm" svg:x="13.584cm" svg:y="8.689cm">
          <draw:text-box>
            <text:p text:style-name="P2">300</text:p>
          </draw:text-box>
        </draw:frame>
        <draw:frame draw:style-name="gr2" draw:text-style-name="P3" draw:layer="layout" svg:width="1.213cm" svg:height="0.725cm" svg:x="13.585cm" svg:y="9.49cm">
          <draw:text-box>
            <text:p text:style-name="P2">350</text:p>
          </draw:text-box>
        </draw:frame>
        <draw:line draw:style-name="gr3" draw:text-style-name="P1" draw:layer="layout" svg:x1="7.45cm" svg:y1="3.222cm" svg:x2="13.482cm" svg:y2="4.175cm">
          <text:p/>
        </draw:line>
        <draw:line draw:style-name="gr4" draw:text-style-name="P1" draw:layer="layout" svg:x1="13.482cm" svg:y1="6.397cm" svg:x2="7.45cm" svg:y2="7.35cm">
          <text:p/>
        </draw:line>
        <draw:line draw:style-name="gr3" draw:text-style-name="P1" draw:layer="layout" svg:x1="7.45cm" svg:y1="7.373cm" svg:x2="13.382cm" svg:y2="7.985cm">
          <text:p/>
        </draw:line>
        <draw:line draw:style-name="gr4" draw:text-style-name="P1" draw:layer="layout" svg:x1="13.482cm" svg:y1="9.148cm" svg:x2="7.45cm" svg:y2="10.101cm">
          <text:p/>
        </draw:line>
        <draw:frame draw:style-name="gr2" draw:text-style-name="P5" draw:layer="layout" svg:width="0.76cm" svg:height="1.119cm" svg:x="14.335cm" svg:y="3.322cm">
          <draw:text-box>
            <text:p text:style-name="P4">}</text:p>
          </draw:text-box>
        </draw:frame>
        <draw:frame draw:style-name="gr2" draw:text-style-name="P3" draw:layer="layout" svg:width="2.187cm" svg:height="0.725cm" svg:x="14.781cm" svg:y="3.586cm">
          <draw:text-box>
            <text:p text:style-name="P2">Half RTT</text:p>
          </draw:text-box>
        </draw:frame>
        <draw:frame draw:style-name="gr2" draw:text-style-name="P5" draw:layer="layout" svg:width="0.76cm" svg:height="1.119cm" svg:x="14.436cm" svg:y="5.323cm">
          <draw:text-box>
            <text:p text:style-name="P4">}</text:p>
          </draw:text-box>
        </draw:frame>
        <draw:frame draw:style-name="gr2" draw:text-style-name="P3" draw:layer="layout" svg:width="3.025cm" svg:height="0.725cm" svg:x="14.882cm" svg:y="5.587cm">
          <draw:text-box>
            <text:p text:style-name="P2">Delayed ACK</text:p>
          </draw:text-box>
        </draw:frame>
        <draw:polygon draw:style-name="gr5" draw:text-style-name="P6" draw:layer="layout" svg:width="0.231cm" svg:height="1.912cm" svg:x="14.7cm" svg:y="6.389cm" svg:viewBox="0 0 232 1913" draw:points="23,1784 31,1783 39,1780 42,1778 46,1776 49,1773 52,1770 55,1766 58,1762 61,1758 63,1753 66,1748 68,1742 70,1736 72,1729 74,1722 76,1715 77,1707 79,1699 81,1681 83,1662 85,1641 86,1618 87,1594 87,1568 87,1211 87,1186 88,1163 90,1141 92,1120 95,1100 98,1080 102,1062 107,1044 112,1028 118,1013 124,1000 130,988 137,978 144,969 152,962 160,956 160,954 152,948 145,941 138,932 131,922 124,910 118,897 113,882 107,866 103,849 99,831 95,811 92,791 90,770 88,748 87,725 87,701 87,345 87,319 86,294 85,271 83,250 81,231 79,213 77,205 76,197 74,190 72,183 70,176 68,170 66,165 63,159 61,155 58,150 55,146 52,143 49,140 46,137 42,135 39,133 31,130 23,129 0,129 0,0 50,0 62,1 73,5 84,11 89,15 94,19 98,24 103,30 107,36 111,43 115,50 118,58 122,67 125,76 128,86 131,96 133,107 136,118 138,130 140,142 144,169 147,197 148,227 150,259 150,294 150,656 150,685 151,711 153,735 155,758 158,779 160,789 161,798 163,807 165,815 168,823 170,831 173,838 175,844 178,851 182,856 185,862 188,867 192,871 196,875 204,882 213,887 222,891 232,893 232,1020 222,1022 212,1026 204,1031 195,1038 192,1042 188,1046 185,1051 181,1057 178,1062 175,1069 173,1075 170,1082 168,1090 165,1098 163,1106 161,1115 159,1124 158,1134 155,1155 153,1178 151,1203 150,1229 150,1258 150,1619 150,1653 148,1685 146,1715 144,1742 140,1769 138,1781 135,1793 133,1804 130,1815 127,1825 124,1835 121,1845 117,1854 114,1862 110,1869 106,1876 102,1883 97,1888 93,1894 88,1898 83,1902 73,1908 62,1912 50,1913 0,1913 0,1784">
          <text:p/>
        </draw:polygon>
        <draw:frame draw:style-name="gr2" draw:text-style-name="P3" draw:layer="layout" svg:width="1.315cm" svg:height="0.725cm" svg:x="14.902cm" svg:y="6.942cm">
          <draw:text-box>
            <text:p text:style-name="P2">RTT</text:p>
          </draw:text-box>
        </draw:frame>
        <draw:frame draw:style-name="gr2" draw:text-style-name="P5" draw:layer="layout" svg:width="0.76cm" svg:height="1.119cm" svg:x="14.436cm" svg:y="8.123cm">
          <draw:text-box>
            <text:p text:style-name="P4">}</text:p>
          </draw:text-box>
        </draw:frame>
        <draw:frame draw:style-name="gr2" draw:text-style-name="P3" draw:layer="layout" svg:width="3.969cm" svg:height="0.725cm" svg:x="14.882cm" svg:y="8.387cm">
          <draw:text-box>
            <text:p text:style-name="P2">Server Processing</text:p>
          </draw:text-box>
        </draw:frame>
        <draw:frame draw:style-name="gr2" draw:text-style-name="P8" draw:layer="layout" svg:width="1.637cm" svg:height="0.645cm" svg:x="9.182cm" svg:y="2.987cm">
          <draw:text-box>
            <text:p text:style-name="P7">4 bytes</text:p>
          </draw:text-box>
        </draw:frame>
        <draw:frame draw:style-name="gr2" draw:text-style-name="P8" draw:layer="layout" svg:width="1.222cm" svg:height="0.645cm" svg:x="9.483cm" svg:y="6.188cm">
          <draw:text-box>
            <text:p text:style-name="P7">ACK</text:p>
          </draw:text-box>
        </draw:frame>
        <draw:frame draw:style-name="gr2" draw:text-style-name="P8" draw:layer="layout" svg:width="2.026cm" svg:height="0.645cm" svg:x="9.483cm" svg:y="7.089cm">
          <draw:text-box>
            <text:p text:style-name="P7">396 bytes</text:p>
          </draw:text-box>
        </draw:frame>
        <draw:frame draw:style-name="gr2" draw:text-style-name="P8" draw:layer="layout" svg:width="3.203cm" svg:height="0.645cm" svg:x="8.683cm" svg:y="8.99cm">
          <draw:text-box>
            <text:p text:style-name="P7">ACK + Response</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3T20:42:07.400096369</meta:creation-date>
    <dc:date>2024-09-23T20:52:06.221688231</dc:date>
    <meta:editing-duration>PT9M59S</meta:editing-duration>
    <meta:editing-cycles>1</meta:editing-cycles>
    <meta:document-statistic meta:object-count="26"/>
    <meta:generator>LibreOffice/7.4.7.2$Linux_X86_64 LibreOffice_project/40$Build-2</meta:generator>
  </office:meta>
</office:document-meta>
</file>